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076ca" officeooo:paragraph-rsid="003076ca"/>
    </style:style>
    <style:style style:name="P2" style:family="paragraph" style:parent-style-name="Standard">
      <style:text-properties officeooo:rsid="00187a94" officeooo:paragraph-rsid="00187a94"/>
    </style:style>
    <style:style style:name="P3" style:family="paragraph" style:parent-style-name="Standard">
      <style:text-properties officeooo:rsid="001bf2da" officeooo:paragraph-rsid="001bf2da"/>
    </style:style>
    <style:style style:name="P4" style:family="paragraph" style:parent-style-name="Standard">
      <style:text-properties officeooo:rsid="001d3362" officeooo:paragraph-rsid="001d3362"/>
    </style:style>
    <style:style style:name="P5" style:family="paragraph" style:parent-style-name="Standard">
      <style:text-properties officeooo:rsid="001d3362" officeooo:paragraph-rsid="001e26fa"/>
    </style:style>
    <style:style style:name="P6" style:family="paragraph" style:parent-style-name="Text_20_body">
      <style:text-properties officeooo:paragraph-rsid="00226ec6"/>
    </style:style>
    <style:style style:name="P7" style:family="paragraph" style:parent-style-name="Text_20_body">
      <style:text-properties officeooo:rsid="00237ee2" officeooo:paragraph-rsid="0023c055"/>
    </style:style>
    <style:style style:name="P8" style:family="paragraph" style:parent-style-name="Text_20_body">
      <style:text-properties officeooo:rsid="0023c055" officeooo:paragraph-rsid="0023c055"/>
    </style:style>
    <style:style style:name="P9" style:family="paragraph" style:parent-style-name="Text_20_body">
      <style:text-properties officeooo:rsid="00247eb8" officeooo:paragraph-rsid="00255c74"/>
    </style:style>
    <style:style style:name="P10" style:family="paragraph" style:parent-style-name="Text_20_body">
      <style:text-properties officeooo:rsid="00247eb8" officeooo:paragraph-rsid="00387def"/>
    </style:style>
    <style:style style:name="P11" style:family="paragraph" style:parent-style-name="Text_20_body">
      <style:text-properties officeooo:rsid="00247eb8" officeooo:paragraph-rsid="003d8532"/>
    </style:style>
    <style:style style:name="P12" style:family="paragraph" style:parent-style-name="Text_20_body">
      <style:text-properties officeooo:rsid="00258214" officeooo:paragraph-rsid="0027505d"/>
    </style:style>
    <style:style style:name="P13" style:family="paragraph" style:parent-style-name="Text_20_body">
      <style:text-properties fo:color="#ce181e" officeooo:rsid="0027877c" officeooo:paragraph-rsid="0027877c"/>
    </style:style>
    <style:style style:name="P14" style:family="paragraph" style:parent-style-name="Text_20_body">
      <style:text-properties fo:font-style="normal" officeooo:rsid="0027505d" officeooo:paragraph-rsid="0027505d" style:font-style-asian="normal" style:font-style-complex="normal"/>
    </style:style>
    <style:style style:name="P15" style:family="paragraph" style:parent-style-name="Text_20_body">
      <style:text-properties officeooo:rsid="00255c74" officeooo:paragraph-rsid="00255c74"/>
    </style:style>
    <style:style style:name="P16" style:family="paragraph" style:parent-style-name="Text_20_body">
      <style:text-properties officeooo:rsid="00255c74" officeooo:paragraph-rsid="00289c2e"/>
    </style:style>
    <style:style style:name="P17" style:family="paragraph" style:parent-style-name="Text_20_body">
      <style:text-properties officeooo:rsid="00289c2e" officeooo:paragraph-rsid="00289c2e"/>
    </style:style>
    <style:style style:name="P18" style:family="paragraph" style:parent-style-name="Text_20_body">
      <style:text-properties officeooo:rsid="002ad769" officeooo:paragraph-rsid="002c8af8"/>
    </style:style>
    <style:style style:name="P19" style:family="paragraph" style:parent-style-name="Text_20_body">
      <style:text-properties officeooo:rsid="002f03f0" officeooo:paragraph-rsid="002f03f0"/>
    </style:style>
    <style:style style:name="P20" style:family="paragraph" style:parent-style-name="Text_20_body">
      <style:text-properties officeooo:paragraph-rsid="00343495"/>
    </style:style>
    <style:style style:name="P21" style:family="paragraph" style:parent-style-name="Text_20_body">
      <style:text-properties officeooo:rsid="0039bbc5" officeooo:paragraph-rsid="0039bbc5"/>
    </style:style>
    <style:style style:name="P22" style:family="paragraph" style:parent-style-name="Text_20_body">
      <style:text-properties officeooo:rsid="003a4ef2" officeooo:paragraph-rsid="003a4ef2"/>
    </style:style>
    <style:style style:name="P23" style:family="paragraph" style:parent-style-name="Text_20_body">
      <style:text-properties officeooo:rsid="00409a98" officeooo:paragraph-rsid="00409a98"/>
    </style:style>
    <style:style style:name="P24" style:family="paragraph" style:parent-style-name="Text_20_body">
      <style:text-properties officeooo:paragraph-rsid="00409a98"/>
    </style:style>
    <style:style style:name="P25" style:family="paragraph" style:parent-style-name="Standard" style:list-style-name="L1">
      <style:text-properties officeooo:rsid="0019e403" officeooo:paragraph-rsid="0019e403"/>
    </style:style>
    <style:style style:name="P26" style:family="paragraph" style:parent-style-name="Standard" style:list-style-name="L1">
      <style:text-properties officeooo:rsid="001bf2da" officeooo:paragraph-rsid="001bf2da"/>
    </style:style>
    <style:style style:name="P27" style:family="paragraph" style:parent-style-name="Standard" style:list-style-name="L2">
      <style:text-properties officeooo:rsid="001d3362" officeooo:paragraph-rsid="001d3362"/>
    </style:style>
    <style:style style:name="P28" style:family="paragraph" style:parent-style-name="Standard" style:list-style-name="L3">
      <style:text-properties officeooo:rsid="001d3362" officeooo:paragraph-rsid="001e26fa"/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officeooo:rsid="00226ec6" officeooo:paragraph-rsid="00226ec6"/>
    </style:style>
    <style:style style:name="P31" style:family="paragraph" style:parent-style-name="Heading_20_1">
      <style:text-properties officeooo:rsid="002eab38" officeooo:paragraph-rsid="002eab38"/>
    </style:style>
    <style:style style:name="P32" style:family="paragraph" style:parent-style-name="Heading_20_1">
      <style:text-properties officeooo:rsid="0032ddc4" officeooo:paragraph-rsid="0032ddc4"/>
    </style:style>
    <style:style style:name="P33" style:family="paragraph" style:parent-style-name="Heading_20_1" style:master-page-name="">
      <style:paragraph-properties style:page-number="auto" fo:break-before="page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 style:list-style-name="L4">
      <style:text-properties officeooo:paragraph-rsid="00226ec6"/>
    </style:style>
    <style:style style:name="P36" style:family="paragraph" style:parent-style-name="Text_20_body" style:list-style-name="L5">
      <style:text-properties officeooo:paragraph-rsid="002eab38"/>
    </style:style>
    <style:style style:name="P37" style:family="paragraph" style:parent-style-name="Text_20_body" style:list-style-name="L6">
      <style:text-properties officeooo:rsid="00354537" officeooo:paragraph-rsid="00354537"/>
    </style:style>
    <style:style style:name="P38" style:family="paragraph" style:parent-style-name="Text_20_body" style:list-style-name="L6">
      <style:text-properties officeooo:rsid="003648fa" officeooo:paragraph-rsid="003648fa"/>
    </style:style>
    <style:style style:name="P39" style:family="paragraph" style:parent-style-name="Text_20_body" style:list-style-name="L6">
      <style:text-properties officeooo:rsid="00387def" officeooo:paragraph-rsid="00387def"/>
    </style:style>
    <style:style style:name="P40" style:family="paragraph" style:parent-style-name="Text_20_body">
      <style:text-properties officeooo:paragraph-rsid="0043fa60"/>
    </style:style>
    <style:style style:name="P41" style:family="paragraph" style:parent-style-name="Text_20_body">
      <style:text-properties officeooo:rsid="003076ca" officeooo:paragraph-rsid="003076ca"/>
    </style:style>
    <style:style style:name="P42" style:family="paragraph" style:parent-style-name="Text_20_body">
      <style:text-properties officeooo:paragraph-rsid="00443148"/>
    </style:style>
    <style:style style:name="P43" style:family="paragraph" style:parent-style-name="Text_20_body" style:list-style-name="L7">
      <style:text-properties officeooo:paragraph-rsid="00443148"/>
    </style:style>
    <style:style style:name="P44" style:family="paragraph" style:parent-style-name="Heading_20_2">
      <style:text-properties fo:font-style="normal" style:font-style-asian="normal" style:font-style-complex="normal"/>
    </style:style>
    <style:style style:name="P45" style:family="paragraph" style:parent-style-name="Heading_20_2">
      <style:text-properties fo:font-style="normal" officeooo:paragraph-rsid="00226ec6" style:font-style-asian="normal" style:font-style-complex="normal"/>
    </style:style>
    <style:style style:name="P46" style:family="paragraph" style:parent-style-name="Heading_20_2">
      <style:text-properties fo:font-style="normal" officeooo:paragraph-rsid="00289c2e" style:font-style-asian="normal" style:font-style-complex="normal"/>
    </style:style>
    <style:style style:name="P47" style:family="paragraph" style:parent-style-name="Heading_20_2">
      <style:text-properties officeooo:rsid="002ad769" officeooo:paragraph-rsid="002ad769"/>
    </style:style>
    <style:style style:name="P48" style:family="paragraph" style:parent-style-name="Heading_20_2">
      <style:text-properties officeooo:rsid="003076ca" officeooo:paragraph-rsid="003076ca"/>
    </style:style>
    <style:style style:name="P49" style:family="paragraph" style:parent-style-name="Heading_20_2">
      <style:text-properties officeooo:rsid="00343495" officeooo:paragraph-rsid="00343495"/>
    </style:style>
    <style:style style:name="P50" style:family="paragraph" style:parent-style-name="Heading_20_2">
      <style:text-properties officeooo:rsid="003d8532" officeooo:paragraph-rsid="003d8532"/>
    </style:style>
    <style:style style:name="P51" style:family="paragraph" style:parent-style-name="Heading_20_2">
      <style:text-properties officeooo:rsid="003f452b" officeooo:paragraph-rsid="003f452b"/>
    </style:style>
    <style:style style:name="P52" style:family="paragraph" style:parent-style-name="Heading_20_2">
      <style:text-properties officeooo:paragraph-rsid="0043fa60"/>
    </style:style>
    <style:style style:name="P53" style:family="paragraph" style:parent-style-name="Heading_20_2">
      <style:text-properties officeooo:paragraph-rsid="00443148"/>
    </style:style>
    <style:style style:name="P5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5" style:family="paragraph" style:parent-style-name="Heading_20_3">
      <style:text-properties officeooo:rsid="00409a98" officeooo:paragraph-rsid="00409a98"/>
    </style:style>
    <style:style style:name="P56" style:family="paragraph" style:parent-style-name="Heading_20_3">
      <style:text-properties officeooo:rsid="003f452b" officeooo:paragraph-rsid="003f452b"/>
    </style:style>
    <style:style style:name="P57" style:family="paragraph" style:parent-style-name="Heading_20_3">
      <style:text-properties officeooo:paragraph-rsid="00443148"/>
    </style:style>
    <style:style style:name="T1" style:family="text">
      <style:text-properties officeooo:rsid="00309fca"/>
    </style:style>
    <style:style style:name="T2" style:family="text">
      <style:text-properties officeooo:rsid="00190a30"/>
    </style:style>
    <style:style style:name="T3" style:family="text">
      <style:text-properties officeooo:rsid="001b037f"/>
    </style:style>
    <style:style style:name="T4" style:family="text">
      <style:text-properties officeooo:rsid="001e26fa"/>
    </style:style>
    <style:style style:name="T5" style:family="text">
      <style:text-properties officeooo:rsid="001eddc9"/>
    </style:style>
    <style:style style:name="T6" style:family="text">
      <style:text-properties officeooo:rsid="001fc1fe"/>
    </style:style>
    <style:style style:name="T7" style:family="text">
      <style:text-properties officeooo:rsid="0023c055"/>
    </style:style>
    <style:style style:name="T8" style:family="text">
      <style:text-properties officeooo:rsid="00255c7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7505d" style:font-style-asian="normal" style:font-style-complex="normal"/>
    </style:style>
    <style:style style:name="T11" style:family="text">
      <style:text-properties fo:font-style="normal" officeooo:rsid="0027877c" style:font-style-asian="normal" style:font-style-complex="normal"/>
    </style:style>
    <style:style style:name="T12" style:family="text">
      <style:text-properties fo:font-style="normal" officeooo:rsid="00269443" style:font-style-asian="normal" style:font-style-complex="normal"/>
    </style:style>
    <style:style style:name="T13" style:family="text">
      <style:text-properties officeooo:rsid="00289c2e"/>
    </style:style>
    <style:style style:name="T14" style:family="text">
      <style:text-properties officeooo:rsid="0028a366"/>
    </style:style>
    <style:style style:name="T15" style:family="text">
      <style:text-properties officeooo:rsid="00297ddc"/>
    </style:style>
    <style:style style:name="T16" style:family="text">
      <style:text-properties officeooo:rsid="002c8af8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officeooo:rsid="00309fca"/>
    </style:style>
    <style:style style:name="T19" style:family="text">
      <style:text-properties officeooo:rsid="00343495"/>
    </style:style>
    <style:style style:name="T20" style:family="text">
      <style:text-properties officeooo:rsid="003648fa"/>
    </style:style>
    <style:style style:name="T21" style:family="text">
      <style:text-properties officeooo:rsid="00387def"/>
    </style:style>
    <style:style style:name="T22" style:family="text">
      <style:text-properties officeooo:rsid="003a4ef2"/>
    </style:style>
    <style:style style:name="T23" style:family="text">
      <style:text-properties officeooo:rsid="003cc7ca"/>
    </style:style>
    <style:style style:name="T24" style:family="text">
      <style:text-properties officeooo:rsid="003d8532"/>
    </style:style>
    <style:style style:name="T25" style:family="text">
      <style:text-properties officeooo:rsid="00409a98"/>
    </style:style>
    <style:style style:name="T26" style:family="text">
      <style:text-properties officeooo:rsid="00426594"/>
    </style:style>
    <style:style style:name="T27" style:family="text">
      <style:text-properties officeooo:rsid="0043fa60"/>
    </style:style>
    <style:style style:name="T28" style:family="text">
      <style:text-properties officeooo:rsid="0044314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3902781292048" text:id="ct93902781292048">
          <text:insertion>
            <office:change-info>
              <dc:creator>Unknown Author</dc:creator>
              <dc:date>2019-07-12T19:01:10</dc:date>
            </office:change-info>
          </text:insertion>
        </text:changed-region>
        <text:changed-region xml:id="ct93902832844592" text:id="ct93902832844592">
          <text:insertion>
            <office:change-info>
              <dc:creator>Unknown Author</dc:creator>
              <dc:date>2019-07-12T19:02:27</dc:date>
            </office:change-info>
          </text:insertion>
        </text:changed-region>
        <text:changed-region xml:id="ct93902848576784" text:id="ct93902848576784">
          <text:insertion>
            <office:change-info>
              <dc:creator>Unknown Author</dc:creator>
              <dc:date>2019-07-12T19:21:58</dc:date>
            </office:change-info>
          </text:insertion>
        </text:changed-region>
        <text:changed-region xml:id="ct93902847629760" text:id="ct93902847629760">
          <text:deletion>
            <office:change-info>
              <dc:creator>Unknown Author</dc:creator>
              <dc:date>2019-07-12T19:21:57</dc:date>
            </office:change-info>
            <text:h text:style-name="Heading_20_3" text:outline-level="3"><text:s/></text:h>
          </text:deletion>
        </text:changed-region>
        <text:changed-region xml:id="ct93902848437456" text:id="ct93902848437456">
          <text:deletion>
            <office:change-info>
              <dc:creator>Unknown Author</dc:creator>
              <dc:date>2019-07-12T19:22:11</dc:date>
            </office:change-info>
            <text:h text:style-name="Heading_20_3" text:outline-level="3">and restriction to l</text:h>
          </text:deletion>
        </text:changed-region>
        <text:changed-region xml:id="ct93902847651200" text:id="ct93902847651200">
          <text:insertion>
            <office:change-info>
              <dc:creator>Unknown Author</dc:creator>
              <dc:date>2019-07-12T19:22:11</dc:date>
            </office:change-info>
          </text:insertion>
        </text:changed-region>
        <text:changed-region xml:id="ct93902850460704" text:id="ct93902850460704">
          <text:deletion>
            <office:change-info>
              <dc:creator>Unknown Author</dc:creator>
              <dc:date>2019-07-12T19:24:31</dc:date>
            </office:change-info>
            <text:p text:style-name="P1"><text:span text:style-name="T1"><text:s/>Currently Metamask Mobile is still under development what therefor prevents Smartphones from being used in this PoC.</text:span></text:p>
          </text:deletion>
        </text:changed-region>
        <text:changed-region xml:id="ct93902849117040" text:id="ct93902849117040">
          <text:insertion>
            <office:change-info>
              <dc:creator>Unknown Author</dc:creator>
              <dc:date>2019-07-12T19:23:40</dc:date>
            </office:change-info>
          </text:insertion>
        </text:changed-region>
        <text:changed-region xml:id="ct93902850574896" text:id="ct93902850574896">
          <text:insertion>
            <office:change-info>
              <dc:creator>Unknown Author</dc:creator>
              <dc:date>2019-07-12T19:25:00</dc:date>
            </office:change-info>
          </text:insertion>
        </text:changed-region>
        <text:changed-region xml:id="ct93902852294912" text:id="ct93902852294912">
          <text:insertion>
            <office:change-info>
              <dc:creator>Unknown Author</dc:creator>
              <dc:date>2019-07-12T19:27:13</dc:date>
            </office:change-info>
          </text:insertion>
        </text:changed-region>
        <text:changed-region xml:id="ct93902798506208" text:id="ct93902798506208">
          <text:insertion>
            <office:change-info>
              <dc:creator>Unknown Author</dc:creator>
              <dc:date>2019-07-12T19:26:20</dc:date>
            </office:change-info>
          </text:insertion>
        </text:changed-region>
        <text:changed-region xml:id="ct93902852686256" text:id="ct93902852686256">
          <text:insertion>
            <office:change-info>
              <dc:creator>Unknown Author</dc:creator>
              <dc:date>2019-07-12T19:28:26</dc:date>
            </office:change-info>
          </text:insertion>
        </text:changed-region>
        <text:changed-region xml:id="ct93902848362896" text:id="ct93902848362896">
          <text:insertion>
            <office:change-info>
              <dc:creator>Unknown Author</dc:creator>
              <dc:date>2019-07-12T19:27:2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"><text:a xlink:type="simple" xlink:href="#__RefHeading___Toc109_2625822167" text:style-name="Index_20_Link" text:visited-style-name="Index_20_Link">1. Summary<text:tab/>2</text:a></text:p>
          <text:p text:style-name="P34"><text:a xlink:type="simple" xlink:href="#__RefHeading___Toc111_2625822167" text:style-name="Index_20_Link" text:visited-style-name="Index_20_Link">2. Roles<text:tab/>2</text:a></text:p>
          <text:p text:style-name="P29"><text:a xlink:type="simple" xlink:href="#__RefHeading___Toc113_2625822167" text:style-name="Index_20_Link" text:visited-style-name="Index_20_Link">2.1. ETH-Paid hotspot provider (E-Php)<text:tab/>2</text:a></text:p>
          <text:p text:style-name="P29"><text:a xlink:type="simple" xlink:href="#__RefHeading___Toc115_2625822167" text:style-name="Index_20_Link" text:visited-style-name="Index_20_Link">2.2. hotspot handler (hh)<text:tab/>3</text:a></text:p>
          <text:p text:style-name="P29"><text:a xlink:type="simple" xlink:href="#__RefHeading___Toc314_2625822167" text:style-name="Index_20_Link" text:visited-style-name="Index_20_Link">2.3. Upstream Internet Service Provider (U-ISP)<text:tab/>3</text:a></text:p>
          <text:p text:style-name="P29"><text:a xlink:type="simple" xlink:href="#__RefHeading___Toc316_2625822167" text:style-name="Index_20_Link" text:visited-style-name="Index_20_Link">2.4. User<text:tab/>3</text:a></text:p>
          <text:p text:style-name="P34"><text:a xlink:type="simple" xlink:href="#__RefHeading___Toc319_2625822167" text:style-name="Index_20_Link" text:visited-style-name="Index_20_Link">3. Schemes<text:tab/>3</text:a></text:p>
          <text:p text:style-name="P34"><text:a xlink:type="simple" xlink:href="#__RefHeading___Toc323_2625822167" text:style-name="Index_20_Link" text:visited-style-name="Index_20_Link">4. PoC approach<text:tab/>4</text:a></text:p>
          <text:p text:style-name="P29"><text:a xlink:type="simple" xlink:href="#__RefHeading___Toc328_2625822167" text:style-name="Index_20_Link" text:visited-style-name="Index_20_Link">4.1. Selected scheme<text:tab/>4</text:a></text:p>
          <text:p text:style-name="P29"><text:a xlink:type="simple" xlink:href="#__RefHeading___Toc1106_1187695495" text:style-name="Index_20_Link" text:visited-style-name="Index_20_Link">4.2. Hotspot over a Raspberry Pi<text:tab/>4</text:a></text:p>
          <text:p text:style-name="P29"><text:a xlink:type="simple" xlink:href="#__RefHeading___Toc330_2625822167" text:style-name="Index_20_Link" text:visited-style-name="Index_20_Link">4.3. Reliance on MetaMask<text:tab/>4</text:a></text:p>
          <text:p text:style-name="P54"><text:a xlink:type="simple" xlink:href="#__RefHeading___Toc1108_1187695495" text:style-name="Index_20_Link" text:visited-style-name="Index_20_Link">4.3.1. <text:s/>and restriction to lLaptop devices<text:tab/>4</text:a></text:p>
          <text:p text:style-name="P54"><text:a xlink:type="simple" xlink:href="#__RefHeading___Toc1110_1187695495" text:style-name="Index_20_Link" text:visited-style-name="Index_20_Link">4.3.2. Mobile devices<text:tab/>4</text:a></text:p>
          <text:p text:style-name="P34"><text:a xlink:type="simple" xlink:href="#__RefHeading___Toc259_1187695495" text:style-name="Index_20_Link" text:visited-style-name="Index_20_Link">5. How does it work?<text:tab/>4</text:a></text:p>
          <text:p text:style-name="P29"><text:a xlink:type="simple" xlink:href="#__RefHeading___Toc261_1187695495" text:style-name="Index_20_Link" text:visited-style-name="Index_20_Link">5.1. Installation<text:tab/>4</text:a></text:p>
          <text:p text:style-name="P54"><text:a xlink:type="simple" xlink:href="#__RefHeading___Toc277_1187695495" text:style-name="Index_20_Link" text:visited-style-name="Index_20_Link">5.1.1. Hotspot over a Raspberry Pi<text:tab/>4</text:a></text:p>
          <text:p text:style-name="P54"><text:a xlink:type="simple" xlink:href="#__RefHeading___Toc279_1187695495" text:style-name="Index_20_Link" text:visited-style-name="Index_20_Link">5.1.2. Smart contract deployment<text:tab/>4</text:a></text:p>
          <text:p text:style-name="P29"><text:a xlink:type="simple" xlink:href="#__RefHeading___Toc263_1187695495" text:style-name="Index_20_Link" text:visited-style-name="Index_20_Link">5.2. Start of service through payment<text:tab/>5</text:a></text:p>
          <text:p text:style-name="P54"><text:a xlink:type="simple" xlink:href="#__RefHeading___Toc281_1187695495" text:style-name="Index_20_Link" text:visited-style-name="Index_20_Link">5.2.1. User payment<text:tab/>5</text:a></text:p>
          <text:p text:style-name="P54"><text:a xlink:type="simple" xlink:href="#__RefHeading___Toc283_1187695495" text:style-name="Index_20_Link" text:visited-style-name="Index_20_Link">5.2.2. “E-Php” stake<text:tab/>5</text:a></text:p>
          <text:p text:style-name="P29"><text:a xlink:type="simple" xlink:href="#__RefHeading___Toc265_1187695495" text:style-name="Index_20_Link" text:visited-style-name="Index_20_Link">5.3. End of service<text:tab/>5</text:a></text:p>
          <text:p text:style-name="P29"><text:a xlink:type="simple" xlink:href="#__RefHeading___Toc267_1187695495" text:style-name="Index_20_Link" text:visited-style-name="Index_20_Link">5.4. While on service<text:tab/>5</text:a></text:p>
          <text:p text:style-name="P54"><text:a xlink:type="simple" xlink:href="#__RefHeading___Toc271_1187695495" text:style-name="Index_20_Link" text:visited-style-name="Index_20_Link">5.4.1. What about showing “User” his remaining service time?<text:tab/>5</text:a></text:p>
          <text:p text:style-name="P54"><text:a xlink:type="simple" xlink:href="#__RefHeading___Toc285_1187695495" text:style-name="Index_20_Link" text:visited-style-name="Index_20_Link">5.4.2. What about letting “User” know his looming service termination?<text:tab/>5</text:a></text:p>
          <text:p text:style-name="P54"><text:a xlink:type="simple" xlink:href="#__RefHeading___Toc287_1187695495" text:style-name="Index_20_Link" text:visited-style-name="Index_20_Link">5.4.3. What about reconnecting after an unintentional break?<text:tab/>5</text:a></text:p>
        </text:index-body>
      </text:table-of-content>
      <text:h text:style-name="P33" text:outline-level="1"><text:bookmark-start text:name="__RefHeading___Toc109_2625822167"/>Summary<text:bookmark-end text:name="__RefHeading___Toc109_2625822167"/></text:h>
      <text:p text:style-name="P2"/>
      <text:p text:style-name="P2">“ETH-Paid internet access” <text:span text:style-name="T2">brings together:</text:span></text:p>
      <text:list xml:id="list2674793738" text:style-name="L1">
        <text:list-item>
          <text:p text:style-name="P25">Ethereum holders willing to take advantage of their balances in daily <text:span text:style-name="T3">life</text:span>, e.g. <text:span text:style-name="T3">in order to gain premium internet access.</text:span></text:p>
        </text:list-item>
        <text:list-item>
          <text:p text:style-name="P26">Organizations that are interested in offering internet access points to ethereum holders.</text:p>
        </text:list-item>
      </text:list>
      <text:p text:style-name="P3"/>
      <text:p text:style-name="P4">Advantages of the use of crypto assets as payment method are intended to be:</text:p>
      <text:list xml:id="list933076097" text:style-name="L2">
        <text:list-item>
          <text:p text:style-name="P27">ETH-Paid hotspot provider targets the growing ETH holders community as customers.</text:p>
        </text:list-item>
        <text:list-item>
          <text:p text:style-name="P27">Allows foreigners in transit to enjoy Internet Access while saving them the costs and the complexity linked to cross currency payments.</text:p>
        </text:list-item>
        <text:list-item>
          <text:p text:style-name="P27">Avoids Internet Service Providers the complex management of roaming.</text:p>
        </text:list-item>
        <text:list-item>
          <text:p text:style-name="P27">Avoid users of the concerns linked to the understanding of the roaming rules currently in place.</text:p>
        </text:list-item>
      </text:list>
      <text:p text:style-name="P4"/>
      <text:p text:style-name="P5">Advantages of the use of <text:span text:style-name="T4">an Ethereum smart contract </text:span>are intended to be:</text:p>
      <text:list xml:id="list2217312285" text:style-name="L3">
        <text:list-item>
          <text:p text:style-name="P28">Service therms and conditions are clear and publicly accessible.</text:p>
        </text:list-item>
        <text:list-item>
          <text:p text:style-name="P28">The provider hasn’t got the chance of alter or distort the rules.</text:p>
        </text:list-item>
        <text:list-item>
          <text:p text:style-name="P28">Due to the stake schema that the contract puts in place, user knows for sure that provider will do his best in order to reach agreed service level, <text:span text:style-name="T5">and</text:span>, when not possible, will free the funds <text:span text:style-name="T6">or tokens </text:span>that user previously paid.</text:p>
        </text:list-item>
      </text:list>
      <text:p text:style-name="P4"/>
      <text:p text:style-name="P4"/>
      <text:h text:style-name="P30" text:outline-level="1"><text:bookmark-start text:name="__RefHeading___Toc111_2625822167"/>Roles<text:bookmark-end text:name="__RefHeading___Toc111_2625822167"/></text:h>
      <text:h text:style-name="P44" text:outline-level="2"><text:bookmark-start text:name="__RefHeading___Toc113_2625822167"/>ETH-Paid hotspot provider (E-Php)<text:bookmark-end text:name="__RefHeading___Toc113_2625822167"/></text:h>
      <text:p text:style-name="P6">Organization willing to offer a hotspot (WiFi) service.</text:p>
      <text:p text:style-name="P6">Accepted payment methods will be both Ethereum (ETH) and Internet Access Token (IAT).</text:p>
      <text:p text:style-name="P6">Service will be provided in areas owned by the Organization, or areas where the Organization has been granted permission to offer this service.</text:p>
      <text:p text:style-name="P6">Potentially interested organizations:</text:p>
      <text:list xml:id="list1163817814" text:style-name="L4">
        <text:list-item>
          <text:p text:style-name="P35">City councils</text:p>
        </text:list-item>
        <text:list-item>
          <text:p text:style-name="P35">Financial district councils</text:p>
        </text:list-item>
        <text:list-item>
          <text:p text:style-name="P35">Trade fairs</text:p>
        </text:list-item>
        <text:list-item>
          <text:p text:style-name="P35">Airport lounges</text:p>
        </text:list-item>
        <text:list-item>
          <text:p text:style-name="P35">Co-workings</text:p>
        </text:list-item>
        <text:list-item>
          <text:p text:style-name="P35">Campuses</text:p>
        </text:list-item>
        <text:list-item>
          <text:p text:style-name="P35">Cruise lines</text:p>
        </text:list-item>
        <text:list-item>
          <text:p text:style-name="P35">Malls</text:p>
        </text:list-item>
        <text:list-item>
          <text:p text:style-name="P35">Tourist Info Centers</text:p>
        </text:list-item>
      </text:list>
      <text:h text:style-name="P45" text:outline-level="2"><text:bookmark-start text:name="__RefHeading___Toc115_2625822167"/><text:soft-page-break/>hotspot handler (hh)<text:bookmark-end text:name="__RefHeading___Toc115_2625822167"/></text:h>
      <text:p text:style-name="P6">Smart-Contract owner.</text:p>
      <text:p text:style-name="P7">In charge of the <text:span text:style-name="T7">hotspot </text:span>installation <text:span text:style-name="T7">and configuration.</text:span></text:p>
      <text:p text:style-name="P12"><text:span text:style-name="T9">“</text:span><text:span text:style-name="T12">hh” </text:span><text:span text:style-name="T9">holds an agreement with “E-Php” setting up their business relationship.</text:span> <text:span text:style-name="T12">It would be presumably a conventional contract (off-chain), which main goal is to set the compensation </text:span><text:span text:style-name="T9">“E-Php” </text:span><text:span text:style-name="T10">will receive in exchange of delivering to “hh”:</text:span></text:p>
      <text:p text:style-name="P12"><text:span text:style-name="T10">1) permission and </text:span><text:span text:style-name="T11">location </text:span><text:span text:style-name="T10">to perform his activity,</text:span></text:p>
      <text:p text:style-name="P14">2) internet access</text:p>
      <text:p text:style-name="P13">Nota Lluis G 02/07/2019: en una solución más ambiciosa, la relación entre E-Php y hh también se podría meter en el smart-contract.</text:p>
      <text:p text:style-name="P8">The hotspot is implemented over a Raspberry Pi.</text:p>
      <text:p text:style-name="P9">Raspberry Pi serves both WiFi signal and a captive portal that is in practice a WebApp in charge <text:span text:style-name="T8">of <text:s text:c="2"/>the Ethereum (or Token) payment. </text:span></text:p>
      <text:p text:style-name="P15">Raspberry Pi device will ensure that connected devices that haven’t paid yet, have restricted internet access, addressed exclusively to the payment related communications, -those handled by the captive portal.</text:p>
      <text:h text:style-name="P46" text:outline-level="2"><text:bookmark-start text:name="__RefHeading___Toc314_2625822167"/><text:span text:style-name="T13">Upstream Internet Service Provider</text:span> (<text:span text:style-name="T13">U-ISP</text:span>)<text:bookmark-end text:name="__RefHeading___Toc314_2625822167"/></text:h>
      <text:p text:style-name="P16">Access provider ISP that provide Internet access, employing a range of technologies to connect users to their network (e.g. Movistar, Vodafone, etc.).</text:p>
      <text:p text:style-name="P17">“E-Php” is due to hold an agreement with the “U-ISP”, <text:span text:style-name="T15">what in fact turns “E-Php” into </text:span>a Transit ISP. <text:span text:style-name="T14">Regulation could obligate “E-Php” to be formally registered as ISP.</text:span></text:p>
      <text:h text:style-name="P47" text:outline-level="2"><text:bookmark-start text:name="__RefHeading___Toc316_2625822167"/>User<text:bookmark-end text:name="__RefHeading___Toc316_2625822167"/></text:h>
      <text:p text:style-name="P18">Individual <text:span text:style-name="T16">owning an ETH account with some balance. Occasionally stops himself for a while in an area where “ETH-Paid internet access” is available.</text:span></text:p>
      <text:h text:style-name="P31" text:outline-level="1"><text:bookmark-start text:name="__RefHeading___Toc319_2625822167"/>Schemes<text:bookmark-end text:name="__RefHeading___Toc319_2625822167"/></text:h>
      <text:list xml:id="list1252361134" text:style-name="L5">
        <text:list-item>
          <text:p text:style-name="P36">"E-Php", "hh" and "U-ISP" roles are played by an unique organization.</text:p>
        </text:list-item>
        <text:list-item>
          <text:p text:style-name="P36">"E-Php", "hh" and "U-ISP" roles are played by separate organizations.</text:p>
        </text:list-item>
        <text:list-item>
          <text:p text:style-name="P36">"E-Php" and "hh" roles are played by an unique organization “A”, and "U-ISP" is a separate organization “B”</text:p>
        </text:list-item>
        <text:list-item>
          <text:p text:style-name="P36">"U-ISP" and "E-Php" roles are played by an unique organization “A”, and "hh" is a separate organization “B”</text:p>
        </text:list-item>
        <text:list-item>
          <text:p text:style-name="P36">"U-ISP" and "hh" roles are played by an unique organization “A”, and "E-Php" is a separate organization “B”</text:p>
        </text:list-item>
      </text:list>
      <text:h text:style-name="P31" text:outline-level="1"><text:bookmark-start text:name="__RefHeading___Toc323_2625822167"/><text:soft-page-break/>PoC approach<text:bookmark-end text:name="__RefHeading___Toc323_2625822167"/></text:h>
      <text:h text:style-name="P48" text:outline-level="2"><text:bookmark-start text:name="__RefHeading___Toc328_2625822167"/>Selected scheme <text:bookmark-end text:name="__RefHeading___Toc328_2625822167"/></text:h>
      <text:p text:style-name="P19">Authors have chosen (<text:span text:style-name="T17">!!!!!</text:span>) to develop scheme number 3 ("E-Php" and "hh" roles are played by an unique organization “A”, and "U-ISP" is a separate organization “B”) in this PoC.</text:p>
      <text:h text:style-name="P52" text:outline-level="2"><text:bookmark-start text:name="__RefHeading___Toc1106_1187695495"/><text:change-start text:change-id="ct93902781292048"/>Hotspot over a Raspberry Pi<text:bookmark-end text:name="__RefHeading___Toc1106_1187695495"/><text:change-end text:change-id="ct93902781292048"/><text:change-start text:change-id="ct93902832844592"/></text:h>
      <text:p text:style-name="P40"><text:span text:style-name="T27">Raspberry Pi is the device that will perform the hotspot function.</text:span></text:p>
      <text:h text:style-name="P53" text:outline-level="2"><text:bookmark-start text:name="__RefHeading___Toc330_2625822167"/><text:change-end text:change-id="ct93902832844592"/>Reliance on MetaMask<text:bookmark-end text:name="__RefHeading___Toc330_2625822167"/><text:change-start text:change-id="ct93902848576784"/></text:h>
      <text:h text:style-name="Heading_20_3" text:outline-level="3"><text:bookmark-start text:name="__RefHeading___Toc1108_1187695495"/><text:change-end text:change-id="ct93902848576784"/><text:change text:change-id="ct93902847629760"/><text:change text:change-id="ct93902848437456"/><text:change-start text:change-id="ct93902847651200"/><text:span text:style-name="T28">L</text:span><text:change-end text:change-id="ct93902847651200"/>aptop devices<text:bookmark-end text:name="__RefHeading___Toc1108_1187695495"/></text:h>
      <text:p text:style-name="P1">Due to the reliance on MetaMask assumed in this PoC, only devices supporting this <text:span text:style-name="T1">web extension will be suitable to perform any test.</text:span><text:change text:change-id="ct93902850460704"/><text:change-start text:change-id="ct93902849117040"/></text:p>
      <text:h text:style-name="P57" text:outline-level="3"><text:bookmark-start text:name="__RefHeading___Toc1110_1187695495"/><text:span text:style-name="T28">Mobile </text:span>devices<text:bookmark-end text:name="__RefHeading___Toc1110_1187695495"/></text:h>
      <text:p text:style-name="P42"><text:span text:style-name="T1">Currently Metamask Mobile is still under development what therefor prevents Smartphones from being used in this PoC.</text:span><text:change-end text:change-id="ct93902849117040"/><text:change-start text:change-id="ct93902850574896"/></text:p>
      <text:list xml:id="list2039339680" text:style-name="L7">
        <text:list-item>
          <text:p text:style-name="P43"><text:change-end text:change-id="ct93902850574896"/><text:change-start text:change-id="ct93902852294912"/><text:a xlink:type="simple" xlink:href="https://medium.com/metamask/metamask-monthly-june-2dddbb6618a3" text:style-name="Internet_20_link" text:visited-style-name="Visited_20_Internet_20_Link"><text:span text:style-name="T1">metamask-monthly-june</text:span></text:a><text:change-end text:change-id="ct93902852294912"/><text:change-start text:change-id="ct93902798506208"/><text:span text:style-name="T1"> </text:span></text:p>
        </text:list-item>
        <text:list-item>
          <text:p text:style-name="P43"><text:change-end text:change-id="ct93902798506208"/><text:change-start text:change-id="ct93902852686256"/><text:a xlink:type="simple" xlink:href="http://mobile.metamask.io/" text:style-name="Internet_20_link" text:visited-style-name="Visited_20_Internet_20_Link"><text:span text:style-name="T28">mobile.metamask.io</text:span></text:a><text:change-end text:change-id="ct93902852686256"/><text:change-start text:change-id="ct93902848362896"/><text:span text:style-name="T28"> </text:span><text:change-end text:change-id="ct93902848362896"/></text:p>
        </text:list-item>
      </text:list>
      <text:h text:style-name="P32" text:outline-level="1"><text:bookmark-start text:name="__RefHeading___Toc259_1187695495"/>How does it work?<text:bookmark-end text:name="__RefHeading___Toc259_1187695495"/></text:h>
      <text:h text:style-name="P49" text:outline-level="2"><text:bookmark-start text:name="__RefHeading___Toc261_1187695495"/>Installation<text:bookmark-end text:name="__RefHeading___Toc261_1187695495"/></text:h>
      <text:h text:style-name="Heading_20_3" text:outline-level="3"><text:bookmark-start text:name="__RefHeading___Toc277_1187695495"/><text:span text:style-name="T25">H</text:span>otspot over a Raspberry Pi<text:bookmark-end text:name="__RefHeading___Toc277_1187695495"/></text:h>
      <text:p text:style-name="P20">“<text:span text:style-name="T19">E-Php” installs the hotspot over a Raspberry Pi.</text:span></text:p>
      <text:list xml:id="list1276353861" text:style-name="L6">
        <text:list-item>
          <text:p text:style-name="P37">Is connected to a router and has full internet access according to the agreement with the “U-ISP”.</text:p>
        </text:list-item>
        <text:list-item>
          <text:p text:style-name="P38">Is running “etherwall”: Back-end to control network ip packet forwarding in order to allow ISP customers to share their internet connection using WiFi depending on end users performing token/ethereum payment transactions.</text:p>
        </text:list-item>
        <text:list-item>
          <text:p text:style-name="P39">Serves open WiFi labeled as “ETH Internet Access”.</text:p>
        </text:list-item>
      </text:list>
      <text:h text:style-name="P55" text:outline-level="3"><text:bookmark-start text:name="__RefHeading___Toc279_1187695495"/>Smart contract deployment<text:bookmark-end text:name="__RefHeading___Toc279_1187695495"/></text:h>
      <text:p text:style-name="P24">“<text:span text:style-name="T25">E-Php” deploys the smart contract in Ethereum.</text:span></text:p>
      <text:p text:style-name="P23">Through deployment, “E-Php” is due to <text:span text:style-name="T26">set the ethereum account which will be the ETH source for stake purpose.</text:span></text:p>
      <text:h text:style-name="P50" text:outline-level="2"><text:bookmark-start text:name="__RefHeading___Toc263_1187695495"/><text:soft-page-break/>Start of service through payment<text:bookmark-end text:name="__RefHeading___Toc263_1187695495"/></text:h>
      <text:h text:style-name="P55" text:outline-level="3"><text:bookmark-start text:name="__RefHeading___Toc281_1187695495"/>User payment<text:bookmark-end text:name="__RefHeading___Toc281_1187695495"/></text:h>
      <text:p text:style-name="P10">“<text:span text:style-name="T20">User” connects to “ETH Internet Access” open WiFi and obtains a redirect to the captive portal frontend.</text:span></text:p>
      <text:p text:style-name="P10">“<text:span text:style-name="T21">User” clicks one of the available “Buy Now ...” buttons in order to purchase a temporary full internet access.</text:span></text:p>
      <text:p text:style-name="P21">The WebApp uses MetaMask to <text:span text:style-name="T23">allow “User” to </text:span>sign a payment transaction of <text:span text:style-name="T24">ETH</text:span> or <text:span text:style-name="T24">IA T</text:span>okens.</text:p>
      <text:h text:style-name="P55" text:outline-level="3"><text:bookmark-start text:name="__RefHeading___Toc283_1187695495"/>“E-Php” stake<text:bookmark-end text:name="__RefHeading___Toc283_1187695495"/></text:h>
      <text:p text:style-name="P23">Payment transaction</text:p>
      <text:p text:style-name="P24"/>
      <text:p text:style-name="P21">Once the transaction <text:span text:style-name="T22">is confirmed (or just submitted, whenever WebApp could manage a courtesy lapse), WebAPP backend (hosted by the Raspberry Pi) sets up rules needed over iptables to forward and retrieve user's traffic based on device's MAC address.</text:span></text:p>
      <text:p text:style-name="P22">At this point, service has started and “User” enjoys full internet access.</text:p>
      <text:h text:style-name="P50" text:outline-level="2"><text:bookmark-start text:name="__RefHeading___Toc265_1187695495"/>End of service<text:bookmark-end text:name="__RefHeading___Toc265_1187695495"/></text:h>
      <text:p text:style-name="P11"><text:span text:style-name="T24">B</text:span>ackend keeps internal track of each connected device MAC address and periodically checks end of service condition; in case the user has no service time left, it revokes connectivity deleting the associated MAC address rules over iptables.</text:p>
      <text:h text:style-name="P51" text:outline-level="2"><text:bookmark-start text:name="__RefHeading___Toc267_1187695495"/>While on service<text:bookmark-end text:name="__RefHeading___Toc267_1187695495"/></text:h>
      <text:h text:style-name="P56" text:outline-level="3"><text:bookmark-start text:name="__RefHeading___Toc271_1187695495"/>What about showing “User” his remaining service time?<text:bookmark-end text:name="__RefHeading___Toc271_1187695495"/></text:h>
      <text:h text:style-name="P56" text:outline-level="3"><text:bookmark-start text:name="__RefHeading___Toc285_1187695495"/>What about letting “User” know his looming service termination?<text:bookmark-end text:name="__RefHeading___Toc285_1187695495"/></text:h>
      <text:h text:style-name="P56" text:outline-level="3"><text:bookmark-start text:name="__RefHeading___Toc287_1187695495"/>What about reconnecting after an unintentional break?<text:bookmark-end text:name="__RefHeading___Toc287_11876954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01:55.805643247</meta:creation-date>
    <dc:date>2019-07-12T19:32:44.085418346</dc:date>
    <meta:editing-duration>PT4H53M4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5" meta:paragraph-count="112" meta:word-count="1130" meta:character-count="6881" meta:non-whitespace-character-count="5909"/>
  </office:meta>
</office:document-meta>
</file>